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</text:list-style>
  </office:automatic-styles>
  <office:body>
    <office:text>
      <text:list text:style-name="L1">
        <text:list-item>
          <text:p>how are you doing.</text:p>
        </text:list-item>
        <text:list-item>
          <text:p>how are you doing.</text:p>
        </text:list-item>
        <text:list-item>
          <text:p>how are you doing.</text:p>
        </text:list-item>
        <text:list-item>
          <text:p>how are you doing.</text:p>
        </text:list-item>
      </text:list>
      <text:p>ready to restart from 80.</text:p>
      <text:p>ready to restart from 80.</text:p>
      <text:p>ready to restart from 80.</text:p>
      <text:list text:style-name="L1">
        <text:list-item text:start-value="80">
          <text:p>test start-value for list</text:p>
        </text:list-item>
        <text:list-item>
          <text:p>test start-value for list</text:p>
        </text:list-item>
        <text:list-item>
          <text:p>test start-value for list</text:p>
        </text:list-item>
        <text:list-item>
          <text:p>test start-value for li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